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2307d" officeooo:paragraph-rsid="0002307d"/>
    </style:style>
    <style:style style:name="P2" style:family="paragraph" style:parent-style-name="Text_20_body">
      <style:text-properties officeooo:rsid="00030da2" officeooo:paragraph-rsid="00030da2"/>
    </style:style>
    <style:style style:name="P3" style:family="paragraph" style:parent-style-name="Text_20_body">
      <style:text-properties officeooo:rsid="00030da2" officeooo:paragraph-rsid="0005cc44"/>
    </style:style>
    <style:style style:name="P4" style:family="paragraph" style:parent-style-name="Text_20_body">
      <style:text-properties officeooo:paragraph-rsid="00067fb4"/>
    </style:style>
    <style:style style:name="P5" style:family="paragraph" style:parent-style-name="Heading_20_1">
      <style:text-properties style:font-name="Times New Roman" officeooo:rsid="000280b9" officeooo:paragraph-rsid="000280b9"/>
    </style:style>
    <style:style style:name="P6" style:family="paragraph" style:parent-style-name="Heading_20_1">
      <style:text-properties officeooo:rsid="0005cc44" officeooo:paragraph-rsid="0005cc44"/>
    </style:style>
    <style:style style:name="P7" style:family="paragraph" style:parent-style-name="Subtitle">
      <style:paragraph-properties fo:text-align="end" style:justify-single-word="false"/>
      <style:text-properties style:font-name="Times New Roman" officeooo:rsid="0002307d" officeooo:paragraph-rsid="0002307d"/>
    </style:style>
    <style:style style:name="P8" style:family="paragraph" style:parent-style-name="Title">
      <style:text-properties style:font-name="Times New Roman" officeooo:rsid="0002307d" officeooo:paragraph-rsid="0002307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280b9"/>
    </style:style>
    <style:style style:name="T3" style:family="text">
      <style:text-properties style:font-name="Times New Roman" officeooo:rsid="0004d75b"/>
    </style:style>
    <style:style style:name="T4" style:family="text">
      <style:text-properties style:font-name="Times New Roman" officeooo:rsid="0005050b"/>
    </style:style>
    <style:style style:name="T5" style:family="text">
      <style:text-properties style:font-name="Times New Roman" officeooo:rsid="0005cc44"/>
    </style:style>
    <style:style style:name="T6" style:family="text">
      <style:text-properties style:font-name="Times New Roman" officeooo:rsid="00067fb4"/>
    </style:style>
    <style:style style:name="T7" style:family="text">
      <style:text-properties style:font-name="Times New Roman" officeooo:rsid="0006a3f3"/>
    </style:style>
    <style:style style:name="T8" style:family="text">
      <style:text-properties style:font-name="Times New Roman" officeooo:rsid="0006e0b9"/>
    </style:style>
    <style:style style:name="T9" style:family="text">
      <style:text-properties style:font-name="Times New Roman" style:text-underline-style="solid" style:text-underline-width="auto" style:text-underline-color="font-color" officeooo:rsid="0005cc44"/>
    </style:style>
    <style:style style:name="T10" style:family="text">
      <style:text-properties style:font-name="Times New Roman" style:text-underline-style="solid" style:text-underline-width="auto" style:text-underline-color="font-color" officeooo:rsid="00091952"/>
    </style:style>
    <style:style style:name="T11" style:family="text">
      <style:text-properties style:font-name="Times New Roman" fo:font-style="normal" style:text-underline-style="solid" style:text-underline-width="auto" style:text-underline-color="font-color" officeooo:rsid="0004d75b" style:font-style-asian="normal" style:font-style-complex="normal"/>
    </style:style>
    <style:style style:name="T12" style:family="text">
      <style:text-properties style:font-name="Times New Roman" fo:font-style="normal" style:text-underline-style="solid" style:text-underline-width="auto" style:text-underline-color="font-color" officeooo:rsid="0006a3f3" style:font-style-asian="normal" style:font-style-complex="normal"/>
    </style:style>
    <style:style style:name="T13" style:family="text">
      <style:text-properties style:font-name="Times New Roman" fo:font-style="normal" style:text-underline-style="solid" style:text-underline-width="auto" style:text-underline-color="font-color" officeooo:rsid="0005cc44" style:font-style-asian="normal" style:font-style-complex="normal"/>
    </style:style>
    <style:style style:name="T14" style:family="text">
      <style:text-properties style:font-name="Times New Roman" officeooo:rsid="0007eb96"/>
    </style:style>
    <style:style style:name="T15" style:family="text">
      <style:text-properties style:font-name="Times New Roman" officeooo:rsid="00091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udy on String, StringBuilder and Reference Type</text:p>
      <text:p text:style-name="P7">and when they're used with binding source</text:p>
      <text:h text:style-name="P5" text:outline-level="1">Summary</text:h>
      <text:p text:style-name="P3"><text:span text:style-name="T2"><text:s text:c="2"/>I</text:span><text:span text:style-name="T1">n WinForm programming, it's a common case that a list of objects is used as the DataSource of a BindingSource, and a DataGridView on a Form is then bind to the DataSource. </text:span><text:span text:style-name="T5">And the user is to operate on the DataGridView to update the objects in memory.</text:span></text:p>
      <text:h text:style-name="P6" text:outline-level="1"><text:span text:style-name="T1">Case Analysis</text:span></text:h>
      <text:p text:style-name="P4"><text:span text:style-name="T5"><text:s text:c="2"/></text:span><text:span text:style-name="T6">In such a case</text:span><text:span text:style-name="T4">: </text:span><text:span text:style-name="T3">ListOfObjects &lt;-- BindingSource &lt;-- DataGridView &lt;-- WinForm</text:span></text:p>
      <text:p text:style-name="P4"><text:span text:style-name="T3"><text:s text:c="2"/></text:span><text:span text:style-name="T6">We usually</text:span><text:span text:style-name="T3"> define an object to represent the current(selected) object that the user select</text:span><text:span text:style-name="T5">ed</text:span><text:span text:style-name="T7">(</text:span><text:span text:style-name="T5">on</text:span><text:span text:style-name="T3"> </text:span><text:span text:style-name="T11">DataGridView</text:span><text:span text:style-name="T12">)</text:span><text:span text:style-name="T11">: </text:span><text:span text:style-name="T13">MyRefTypeObj currentObj = bdsMyRefTypeObj.current;</text:span></text:p>
      <text:p text:style-name="P3"><text:span text:style-name="T5"><text:s text:c="2"/>Then all the user operat</text:span><text:span text:style-name="T8">ions</text:span><text:span text:style-name="T5"> will update to the "current object": </text:span><text:span text:style-name="T9">currentObject.Update();</text:span></text:p>
      <text:p text:style-name="P3"><text:span text:style-name="T5"><text:s text:c="2"/>Now, if the MyRefTypeObj is an reference type, currentObject, bdsMyRefTypeObj.current, bdsMyRefTypeObj[i] are referencing to the same object, </text:span><text:span text:style-name="T14">means currentObject changes, bdsMyRefTypeObj.current will change and bdsMyRefTypeObj[i] will also change.</text:span></text:p>
      <text:p text:style-name="P3"><text:span text:style-name="T14"><text:s text:c="2"/>But if MyRefTypeObj is a String, it's an special reference type, currentObject changes, bdsMyRefTypeObj.current will not change, and bdsMyRefTypeObj[i] will neither change.</text:span></text:p>
      <text:p text:style-name="P3"><text:span text:style-name="T14"><text:s text:c="2"/>And if MyRefTypeObj is a StringBuilder, it's like any other normal reference type, </text:span><text:span text:style-name="T15">that is when currentObject changes, bdsMyRefTypeObj.current and bdsMyRefTypeObj[i] will change.</text:span></text:p>
      <text:p text:style-name="P3"><text:span text:style-name="T15"><text:s text:c="2"/>P.S. If you want the DataGridView also changes while the currentObject is changed, add one line of code: </text:span><text:span text:style-name="T10">bdsMyRefTypeObj.ResetBindings(false);</text:span></text:p>
      <text:p text:style-name="P2"><text:span text:style-name="T3"/></text:p>
      <text:p text:style-name="P2"><text:span text:style-name="T1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14S</meta:editing-duration>
    <meta:editing-cycles>13</meta:editing-cycles>
    <meta:generator>LibreOffice/4.1.5.3$Windows_x86 LibreOffice_project/1c1366bba2ba2b554cd2ca4d87c06da81c05d24</meta:generator>
    <dc:date>2014-04-17T10:31:43.590000000</dc:date>
    <meta:document-statistic meta:table-count="0" meta:image-count="0" meta:object-count="0" meta:page-count="1" meta:paragraph-count="13" meta:word-count="198" meta:character-count="1444" meta:non-whitespace-character-count="1241"/>
    <meta:user-defined meta:name="Info 1"/>
    <meta:user-defined meta:name="Info 2"/>
    <meta:user-defined meta:name="Info 3"/>
    <meta:user-defined meta:name="Info 4"/>
  </office:meta>
</office:document-meta>
</file>